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_20_Spacing">
      <style:text-properties officeooo:rsid="000d1f5d" officeooo:paragraph-rsid="000d1f5d"/>
    </style:style>
    <style:style style:name="P2" style:family="paragraph" style:parent-style-name="Standard">
      <style:text-properties officeooo:rsid="0013b295" officeooo:paragraph-rsid="0013b295"/>
    </style:style>
    <style:style style:name="P3" style:family="paragraph" style:parent-style-name="Standard">
      <style:text-properties officeooo:paragraph-rsid="0013b295"/>
    </style:style>
    <style:style style:name="P4" style:family="paragraph" style:parent-style-name="Heading_20_1" style:master-page-name="Standard">
      <style:paragraph-properties fo:text-align="center" style:justify-single-word="false" style:page-number="auto"/>
      <style:text-properties fo:language="en" fo:country="US" fo:font-weight="bold" style:font-weight-asian="bold"/>
    </style:style>
    <style:style style:name="P5" style:family="paragraph" style:parent-style-name="Heading_20_1">
      <style:text-properties officeooo:paragraph-rsid="0013b295"/>
    </style:style>
    <style:style style:name="P6" style:family="paragraph" style:parent-style-name="Heading_20_2">
      <style:text-properties fo:language="en" fo:country="US" officeooo:rsid="000c2e9a" officeooo:paragraph-rsid="000c2e9a"/>
    </style:style>
    <style:style style:name="P7" style:family="paragraph" style:parent-style-name="Heading_20_2">
      <style:text-properties fo:language="en" fo:country="US" officeooo:rsid="000eb3c8" officeooo:paragraph-rsid="000eb3c8"/>
    </style:style>
    <style:style style:name="P8" style:family="paragraph" style:parent-style-name="No_20_Spacing">
      <style:text-properties officeooo:rsid="000eb3c8" officeooo:paragraph-rsid="000eb3c8"/>
    </style:style>
    <style:style style:name="P9" style:family="paragraph" style:parent-style-name="No_20_Spacing">
      <style:text-properties officeooo:rsid="000fd64e" officeooo:paragraph-rsid="000fd64e"/>
    </style:style>
    <style:style style:name="T1" style:family="text">
      <style:text-properties officeooo:rsid="000fd64e"/>
    </style:style>
    <style:style style:name="T2" style:family="text">
      <style:text-properties officeooo:rsid="00125dec"/>
    </style:style>
    <style:style style:name="T3" style:family="text">
      <style:text-properties officeooo:rsid="0013b295"/>
    </style:style>
    <style:style style:name="T4" style:family="text">
      <style:text-properties officeooo:rsid="00154a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start text:name="_Toc448254334"/>Resenha de Artigos<text:bookmark-end text:name="_Toc448254334"/></text:h>
      <text:h text:style-name="P6" text:outline-level="2"><text:bookmark-start text:name="_Toc448254336"/><text:bookmark-start text:name="_Toc448254335"/>ID_01 - Wang, 2008 - IEEE - A Similarity-Based Prognostics Approach for Remaining Useful Life Estimation of Engineered Systems.pdf<text:bookmark-end text:name="_Toc448254336"/><text:bookmark-end text:name="_Toc448254335"/></text:h>
      <text:p text:style-name="Standard"/>
      <text:p text:style-name="No_20_Spacing">In the following procedures of this work, the seven sensors, 2, 3, 4, 7, 11, 12 and 15, are used.</text:p>
      <text:p text:style-name="No_20_Spacing"/>
      <text:p text:style-name="P1">The 3-D plot of the three variables shows that the data concentrated in six clusters, indicating six discrete operating conditions, or regimes (Fig. 3).</text:p>
      <text:p text:style-name="P1"/>
      <text:p text:style-name="P1">Now, each cycle of a unit can be labeled by a regime ID from 1 to 6, replacing the original three variables of operational settings.</text:p>
      <text:p text:style-name="P1"/>
      <text:p text:style-name="P1"/>
      <text:h text:style-name="P7" text:outline-level="2"><text:bookmark-start text:name="_Toc4482543361"/><text:bookmark-start text:name="_Toc4482543351"/>ID_08 - Riad, 2010 - IEEE - Evaluation of Neural Networks in the Subject of Prognostics As Compared To Linear Regression Mode<text:bookmark-end text:name="_Toc4482543361"/><text:bookmark-end text:name="_Toc4482543351"/></text:h>
      <text:p text:style-name="P1"/>
      <text:p text:style-name="P1"/>
      <text:p text:style-name="P8">There are three operational conditions that have a substantial effect on unit performance (Altitude, Mach number, and Throttle Resolver Angle). The operational conditions for all engines can be clustered into six different regimes as shown in Fig. 2. The six dots are actually six highly concentrated clusters that contain thousands of sample points each.</text:p>
      <text:p text:style-name="P8"/>
      <text:p text:style-name="P8"/>
      <text:h text:style-name="Heading_20_1" text:outline-level="1">Data Segmentation <text:span text:style-name="T3">(Classes creation)</text:span>:</text:h>
      <text:p text:style-name="P3"/>
      <text:p text:style-name="P3">++ ID_35 - Tamilselvan, 2013 - <text:s/>Elsevier - Failure diagnosis using deep belief learning based health state classification – <text:span text:style-name="T4">page 8.</text:span></text:p>
      <text:p text:style-name="Standard">ID_10 - Ramasso, 2010 - IEEE - Prognostics in Switching Systems: Evidential Markovian Classification of Real-Time Neuro-Fuzzy Predictions – <text:span text:style-name="T1">page 2;</text:span></text:p>
      <text:p text:style-name="P2">Forma baseada em RUL:</text:p>
      <text:p text:style-name="Standard">ID_13 - Zhao, 2011 - <text:s/>Comparison of data reduction techniques based on SVM classifier and SVR performance – <text:span text:style-name="T2">page 14 and 15;</text:span></text:p>
      <text:p text:style-name="Standard"/>
      <text:h text:style-name="P5" text:outline-level="1"><text:span text:style-name="T3">Sensor selection (feature selection)</text:span>:</text:h>
      <text:p text:style-name="Standard"/>
      <text:p text:style-name="Standard"><text:soft-page-break/></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cm" loext:contextual-spacing="false" fo:line-height="100%" fo:keep-together="always" fo:keep-with-next="always"/>
      <style:text-properties fo:color="#595959" fo:font-size="11pt" fo:letter-spacing="0.018cm" fo:font-weight="bold" style:font-name-asian="Calibri1" style:font-family-asian="Calibri" style:font-family-generic-asian="system" style:font-pitch-asian="variable" style:font-size-asian="11pt" style:font-weight-asian="bold"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justify" style:justify-single-word="false" fo:orphans="2" fo:widows="2" style:writing-mode="lr-tb"/>
      <style:text-properties fo:color="#ff0000" fo:font-size="12pt" fo:font-style="italic" style:font-size-asian="12pt" style:font-style-asian="italic"/>
    </style:style>
    <style:style style:name="Subtitle" style:family="paragraph" style:parent-style-name="Standard" style:next-style-name="Standard" style:default-outline-level="" style:class="chapter">
      <style:text-properties fo:color="#5a5a5a" fo:font-size="11pt" fo:letter-spacing="0.026cm" fo:font-weight="bold" style:font-name-asian="Calibri1" style:font-family-asian="Calibri" style:font-family-generic-asian="system" style:font-pitch-asian="variable" style:font-size-asian="11pt" style:font-weight-asian="bold"/>
    </style:style>
    <style:style style:name="TOC_20_Heading" style:display-name="TOC Heading" style:family="paragraph" style:parent-style-name="Heading_20_1" style:next-style-name="Standard" style:default-outline-level="">
      <style:paragraph-properties fo:text-align="start" style:justify-single-word="false"/>
      <style:text-properties style:language-asian="pt" style:country-asian="B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ubtítulo_20_Char" style:display-name="Subtítulo Char" style:family="text" style:parent-style-name="Default_20_Paragraph_20_Font">
      <style:text-properties fo:color="#5a5a5a" fo:letter-spacing="0.026cm" fo:font-weight="bold" style:font-name-asian="Calibri1" style:font-family-asian="Calibri" style:font-family-generic-asian="system" style:font-pitch-asian="variable" style:font-weight-asian="bold"/>
    </style:style>
    <style:style style:name="Título_20_3_20_Char" style:display-name="Título 3 Char" style:family="text" style:parent-style-name="Default_20_Paragraph_20_Font">
      <style:text-properties fo:color="#595959" fo:letter-spacing="0.018cm"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2e74b5"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NILO</meta:initial-creator>
    <meta:editing-cycles>134</meta:editing-cycles>
    <meta:creation-date>2016-03-22T21:01:00</meta:creation-date>
    <dc:date>2018-09-07T19:08:12.305465850</dc:date>
    <meta:editing-duration>P1DT9H15M44S</meta:editing-duration>
    <meta:generator>LibreOffice/6.0.3.2$Linux_X86_64 LibreOffice_project/00m0$Build-2</meta:generator>
    <meta:document-statistic meta:table-count="0" meta:image-count="0" meta:object-count="0" meta:page-count="2" meta:paragraph-count="13" meta:word-count="240" meta:character-count="1505" meta:non-whitespace-character-count="127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ssociacao-brasileira-de-normas-tecnicas</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pa</meta:user-defined>
    <meta:user-defined meta:name="Mendeley Recent Style Id 2_1" meta:value-type="string">http://www.zotero.org/styles/american-sociological-association</meta:user-defined>
    <meta:user-defined meta:name="Mendeley Recent Style Id 3_1" meta:value-type="string">http://www.zotero.org/styles/associacao-brasileira-de-normas-tecnicas</meta:user-defined>
    <meta:user-defined meta:name="Mendeley Recent Style Id 4_1" meta:value-type="string">http://www.zotero.org/styles/chicago-author-dat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Psychological Association 6th edition</meta:user-defined>
    <meta:user-defined meta:name="Mendeley Recent Style Name 2_1" meta:value-type="string">American Sociological Association</meta:user-defined>
    <meta:user-defined meta:name="Mendeley Recent Style Name 3_1" meta:value-type="string">Associação Brasileira de Normas Técnicas (Portuguese - Brazil)</meta:user-defined>
    <meta:user-defined meta:name="Mendeley Recent Style Name 4_1" meta:value-type="string">Chicago Manual of Style 16th edition (author-dat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navarmedeiros@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